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P48" style:parent-style-name="Standard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T50" style:parent-style-name="Fuentedepárrafopredeter." style:family="text">
      <style:text-properties fo:font-size="11pt" style:font-size-asian="11pt" style:font-size-complex="11pt"/>
    </style:style>
    <style:style style:name="T51" style:parent-style-name="Fuentedepárrafopredeter." style:family="text">
      <style:text-properties fo:font-size="11pt" style:font-size-asian="11pt" style:font-size-complex="11pt"/>
    </style:style>
    <style:style style:name="T5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53" style:parent-style-name="Fuentedepárrafopredeter." style:family="text">
      <style:text-properties fo:font-size="11pt" style:font-size-asian="11pt" style:font-size-complex="11pt"/>
    </style:style>
    <style:style style:name="T54" style:parent-style-name="Fuentedepárrafopredeter." style:family="text">
      <style:text-properties fo:font-size="11pt" style:font-size-asian="11pt" style:font-size-complex="11pt"/>
    </style:style>
    <style:style style:name="T55" style:parent-style-name="Fuentedepárrafopredeter." style:family="text">
      <style:text-properties fo:font-size="11pt" style:font-size-asian="11pt" style:font-size-complex="11pt"/>
    </style:style>
    <style:style style:name="T56" style:parent-style-name="Fuentedepárrafopredeter." style:family="text">
      <style:text-properties fo:font-size="11pt" style:font-size-asian="11pt" style:font-size-complex="11pt"/>
    </style:style>
    <style:style style:name="P57" style:parent-style-name="Standard" style:family="paragraph">
      <style:text-properties fo:font-size="11pt" style:font-size-asian="11pt" style:font-size-complex="11pt"/>
    </style:style>
    <style:style style:name="P58" style:parent-style-name="Standard" style:family="paragraph">
      <style:text-properties fo:font-size="11pt" style:font-size-asian="11pt" style:font-size-complex="11pt"/>
    </style:style>
    <style:style style:name="P59" style:parent-style-name="Standard" style:family="paragraph">
      <style:text-properties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family="paragraph">
      <style:text-properties fo:font-size="11pt" style:font-size-asian="11pt" style:font-size-complex="11pt"/>
    </style:style>
    <style:style style:name="P63" style:parent-style-name="Standard" style:family="paragraph">
      <style:text-properties fo:font-size="11pt" style:font-size-asian="11pt" style:font-size-complex="11pt"/>
    </style:style>
    <style:style style:name="P64" style:parent-style-name="Standard" style:family="paragraph">
      <style:text-properties fo:font-size="11pt" style:font-size-asian="11pt" style:font-size-complex="11pt"/>
    </style:style>
    <style:style style:name="P65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SISTEMA GESTOR DE FICHEROS</text:p>
      <text:p text:style-name="P2">Identificar objetos</text:p>
      <text:p text:style-name="P3"><text:tab/>-personas</text:p>
      <text:p text:style-name="P4"><text:tab/>-cosas</text:p>
      <text:p text:style-name="P5"><text:tab/>-acciones</text:p>
      <text:p text:style-name="P6">Diseñar 1 fichero/objeto ®</text:p>
      <text:p text:style-name="P7"><text:tab/>-dni carácter (12)</text:p>
      <text:p text:style-name="P8"><text:tab/>-nombre carácter (20)</text:p>
      <text:p text:style-name="P9"><text:s text:c="62"/></text:p>
      <text:p text:style-name="P10"><text:s text:c="62"/></text:p>
      <text:p text:style-name="P11">Diseñar</text:p>
      <text:p text:style-name="Standard"/>
      <text:p text:style-name="P12">BASES DE DATOS</text:p>
      <text:p text:style-name="P13">Identificar objetos</text:p>
      <text:p text:style-name="P14">Diseñar cada objeto</text:p>
      <text:p text:style-name="P15"><text:s text:c="2"/><text:tab/>-dni carácter (12)</text:p>
      <text:p text:style-name="P16"><text:s/><text:tab/>-nombre carácter (20)</text:p>
      <text:p text:style-name="P17">Relaciones entre objetos</text:p>
      <text:p text:style-name="P18">Restricciones/condiciones que afectan a:</text:p>
      <text:p text:style-name="P19"><text:tab/>-Las relaciones:</text:p>
      <text:p text:style-name="P20"><text:tab/><text:tab/>-0</text:p>
      <text:p text:style-name="P21"><text:tab/><text:tab/>-1</text:p>
      <text:p text:style-name="P22"><text:tab/><text:tab/>-N</text:p>
      <text:p text:style-name="P23"><text:tab/>-Los veewros de las caracteristicas del objeto</text:p>
      <text:p text:style-name="P24"/>
      <text:p text:style-name="P25">Esquema de la BD → nivel conceptual/lógico</text:p>
      <text:p text:style-name="Standard"/>
      <text:p text:style-name="Standard"/>
      <text:p text:style-name="P26">SISTEMA GESTOR DE BASES DE DATOS</text:p>
      <text:p text:style-name="P27">Controla 3 elementos:</text:p>
      <text:p text:style-name="P28"><text:tab/>-La información</text:p>
      <text:p text:style-name="P29"><text:tab/>-Los motores de bases de datos</text:p>
      <text:p text:style-name="P30"><text:tab/>-Los esquemas de bases de datos</text:p>
      <text:p text:style-name="P31">Funciones típicas:</text:p>
      <text:p text:style-name="P32"><text:tab/>-La administración de cambios</text:p>
      <text:p text:style-name="P33"><text:tab/>-La motorización</text:p>
      <text:p text:style-name="P34"><text:tab/>-La recuperación</text:p>
      <text:p text:style-name="P35">Componentes de un SGBD:</text:p>
      <text:p text:style-name="P36"><text:tab/>-Lenguajes de definición de datos (DDL):</text:p>
      <text:p text:style-name="P37"><text:tab/><text:tab/>-Create(crear)</text:p>
      <text:p text:style-name="P38"><text:tab/><text:tab/>-Alter(alterar)</text:p>
      <text:p text:style-name="P39"><text:tab/><text:tab/>-Drop</text:p>
      <text:p text:style-name="P40"/>
      <text:p text:style-name="P41"><text:tab/>-Lenguaje de control de datos (DCL):</text:p>
      <text:p text:style-name="P42"><text:tab/><text:tab/>-Grant(otorgar)</text:p>
      <text:p text:style-name="P43"><text:tab/><text:tab/>-Remove(quitar)</text:p>
      <text:p text:style-name="P44"/>
      <text:p text:style-name="P45"><text:tab/>-Lenguaje de manipulación de datos (DML):</text:p>
      <text:p text:style-name="P46"><text:tab/><text:tab/>-Insert</text:p>
      <text:p text:style-name="P47"><text:tab/><text:tab/>-Delete,</text:p>
      <text:p text:style-name="P48"><text:tab/><text:tab/>-Update</text:p>
      <text:p text:style-name="P49"><text:tab/><text:tab/>-Select</text:p>
      <text:p text:style-name="Standard"><text:span text:style-name="T50"><text:tab/>-Diccionario de datos: Es una base de datos<text:s/></text:span><text:span text:style-name="T51">sobre una base de datos<text:s/></text:span><text:span text:style-name="T52">(metadatos)</text:span><text:span text:style-name="T53"><text:s/>donde se guardan<text:s/></text:span><text:span text:style-name="T54"><text:tab/>las descripción de datos a los tres niveles de estructura<text:s/></text:span><text:span text:style-name="T55">ansi</text:span><text:span text:style-name="T56"><text:s/>y las reglas de regulación para ir de un</text:span></text:p>
      <text:p text:style-name="P57"><text:s/></text:p>
      <text:p text:style-name="P58"><text:tab/>-Gestor de datos: Es un software que controla que la operación que se ha solicitado se puede<text:s/><text:tab/>satisfacer o no( cumple las reglas de integridad, si el usuario puede usarlo…)</text:p>
      <text:soft-page-break/>
      <text:p text:style-name="P59"><text:tab/>-Administrador de Base de Datos (DBA): Persona o grupo de personas que se encarga de administrar <text:s/><text:tab/>la base de datos.</text:p>
      <text:p text:style-name="P60"><text:tab/></text:p>
      <text:p text:style-name="P61"><text:tab/>-Usuarios: 3 Tipos</text:p>
      <text:p text:style-name="P62"><text:tab/><text:tab/>-Usuarios terminales: Utilizan las bases de datos en su entorno de trabajo (no tienen ni idea<text:s/><text:tab/><text:tab/>de bases de datos, ej Medico)</text:p>
      <text:p text:style-name="P63"><text:tab/><text:tab/>-Usuario técnico: Es un informático que trabaja bajo las ordenes del administrador de base<text:s/><text:tab/><text:tab/>de datos. (ej. YO)</text:p>
      <text:p text:style-name="P64"><text:tab/><text:tab/>-Usuario especializado: Son profesionales que utilizan una base de datos como un módulo<text:s/><text:tab/><text:tab/>bajo un sistema experto (ej. AEMET)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 González Sanz</dc:creator>
    <meta:creation-date>2021-09-24T08:44:00Z</meta:creation-date>
    <dc:date>2021-10-21T15:23:00Z</dc:date>
    <meta:template xlink:href="Normal" xlink:type="simple"/>
    <meta:editing-cycles>2</meta:editing-cycles>
    <meta:editing-duration>PT1560S</meta:editing-duration>
    <meta:document-statistic meta:page-count="2" meta:paragraph-count="3" meta:word-count="301" meta:character-count="1955" meta:row-count="13" meta:non-whitespace-character-count="1657"/>
  </office:meta>
</office:document-meta>
</file>